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74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tatistic_5f_per_5f_ops_5f_app1">
      <style:table-properties table:display="true" style:writing-mode="lr-tb"/>
    </style:style>
    <style:style style:name="ce1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s_per_o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PERATOR</text:p>
          </table:table-cell>
          <table:table-cell table:style-name="ce1" office:value-type="string" calcext:value-type="string">
            <text:p>N_MUTANTS_AD2P</text:p>
          </table:table-cell>
          <table:table-cell table:style-name="ce1" office:value-type="string" calcext:value-type="string">
            <text:p>N_MUTANTS_RUNNERUP</text:p>
          </table:table-cell>
          <table:table-cell table:style-name="ce11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uggyDeviceCallback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8" table:formula="of:=SUM([.B2:.C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rapDeviceCallback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8" table:formula="of:=SUM([.B3:.C3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uggyDeviceListener</text:p>
          </table:table-cell>
          <table:table-cell table:style-name="ce2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4:.C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rapDeviceListener</text:p>
          </table:table-cell>
          <table:table-cell table:style-name="ce25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5:.C5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ullDeviceInstanceDeclaration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formula="of:=SUM([.B6:.C6])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efaultDeviceBuilderInstanceDeclaratio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SUM([.B7:.C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witchConditionalDeviceMethod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[.B8:.C8]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witchConditionalParameterDeviceMethod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SUM([.B9:.C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hiftDeviceMethodCall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letionDeviceMethod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B11:.C11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viceVariablesOperator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8" table:formula="of:=SUM([.B12:.C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ullReferenceDeviceMethod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[.B13:.C13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ndomActionIntentDeviceDefinition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14:.C14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placeCompatibleTypeDeviceGetMethods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SUM([.B15:.C15]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ndomLocationProviderDeviceReplacemen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SUM([.B16:.C16]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andomLocationRequestBuilderPriorityDeviceReplacemen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SUM([.B17:.C1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9" table:formula="of:=SUM([.B2:.B17])" office:value-type="float" office:value="86" calcext:value-type="float">
            <text:p>86</text:p>
          </table:table-cell>
          <table:table-cell table:style-name="ce9" table:formula="of:=SUM([.C2:.C17])" office:value-type="float" office:value="51" calcext:value-type="float">
            <text:p>51</text:p>
          </table:table-cell>
          <table:table-cell table:style-name="ce9" table:formula="of:=SUM([.B18:.C18])" office:value-type="float" office:value="137" calcext:value-type="float">
            <text:p>137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2:15:44.416759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_5f_statistics" style:display-name="PageStyle_general_statist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tation_5f_info_5f_app1_5f_minimum" style:display-name="PageStyle_mutation_info_app1_minim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tation_5f_info_5f_app2_5f_minimum" style:display-name="PageStyle_mutation_info_app2_minim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c_5f_per_5f_ops_5f_app1" style:display-name="PageStyle_statistic_per_ops_ap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op" style:display-name="PageStyle_haz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op_5f_description" style:display-name="PageStyle_hazop_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ronym" style:display-name="PageStyle_acrony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4-15T12:17:57.209363342</dc:date>
    <meta:editing-duration>PT2M12S</meta:editing-duration>
    <meta:editing-cycles>2</meta:editing-cycles>
    <meta:document-statistic meta:table-count="1" meta:cell-count="72" meta:object-count="0"/>
  </office:meta>
</office:document-meta>
</file>